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1in" fo:margin-right="0in" fo:text-indent="-0.25in" style:auto-text-indent="false"/>
    </style:style>
    <style:style style:name="P3" style:family="paragraph" style:parent-style-name="Standard">
      <style:paragraph-properties fo:margin-top="0in" fo:margin-bottom="0.1665in" loext:contextual-spacing="false" fo:line-height="100%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ig7t165lu72k"/>ROLES</text:p>
      <text:list xml:id="list1242078665" text:style-name="WWNum1">
        <text:list-item>
          <text:p text:style-name="P1"><text:span text:style-name="T1">ADMIN:</text:span></text:p>
          <text:list>
            <text:list-item>
              <text:p text:style-name="P2">Create other users and roles, and grant them roles and privileges</text:p>
            </text:list-item>
            <text:list-item>
              <text:p text:style-name="P2">View all system tables</text:p>
            </text:list-item>
            <text:list-item>
              <text:p text:style-name="P2">Create, read, update and delete data.</text:p>
            </text:list-item>
            <text:list-item>
              <text:p text:style-name="P2">View and terminate user sessions</text:p>
            </text:list-item>
            <text:list-item>
              <text:p text:style-name="P2">Access all data created by any user</text:p>
            </text:list-item>
          </text:list>
        </text:list-item>
        <text:list-item>
          <text:p text:style-name="P1"><text:span text:style-name="T1">USER:</text:span></text:p>
          <text:list>
            <text:list-item>
              <text:p text:style-name="P2">View all system tables</text:p>
            </text:list-item>
            <text:list-item>
              <text:p text:style-name="P2">Create, read, and update and delete data.</text:p>
            </text:list-item>
          </text:list>
        </text:list-item>
        <text:list-item>
          <text:p text:style-name="P1"><text:span text:style-name="T1">PUBLIC:</text:span></text:p>
          <text:list>
            <text:list-item>
              <text:p text:style-name="P2">Limited access to system tables</text:p>
            </text:list-item>
            <text:list-item>
              <text:p text:style-name="P2">Read data.</text:p>
            </text:list-item>
          </text:list>
        </text:list-item>
      </text:list>
      <text:p text:style-name="Standard"/>
      <text:p text:style-name="P3">By convention, to create the roles, use the<text:a xlink:type="simple" xlink:href="https://dev.mysql.com/doc/refman/8.0/en/create-role.html" text:style-name="ListLabel_20_10" text:visited-style-name="ListLabel_20_10"> </text:a><text:a xlink:type="simple" xlink:href="https://dev.mysql.com/doc/refman/8.0/en/create-role.html" text:style-name="ListLabel_20_11" text:visited-style-name="ListLabel_20_11"><text:span text:style-name="T3">CREATE ROLE</text:span></text:a> statement:</text:p>
      <text:p text:style-name="Standard">Role names are much like user account names and consist of a user part and host part in '<text:span text:style-name="T4">user_name</text:span>'@'<text:span text:style-name="T4">host_name</text:span>' format. The host part, if omitted, defaults to '%'. The user and host parts can be unquoted unless they contain special characters such as - or %. Unlike account names, the user part of role names cannot be blank.</text:p>
      <text:p text:style-name="Standard"/>
      <text:p text:style-name="Standard">As role systaxis is between quotation marks, role names are not numerical by default.</text:p>
      <text:p text:style-name="Standard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6" meta:word-count="150" meta:character-count="818" meta:non-whitespace-character-count="696"/>
    <meta:generator>LibreOfficeDev/6.0.5.2$Linux_X86_64 LibreOffice_project/</meta:generator>
  </office:meta>
</office:document-meta>
</file>